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448cm"/>
    </style:style>
    <style:style style:name="Tabela1.B" style:family="table-column">
      <style:table-column-properties style:column-width="7.895cm"/>
    </style:style>
    <style:style style:name="Tabela1.C" style:family="table-column">
      <style:table-column-properties style:column-width="6.65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Collection (kolekcja)</text:span></text:h>
      <text:p text:style-name="Text_20_body">✅ <text:span text:style-name="Strong_20_Emphasis">Co to jest?</text:span></text:p>
      <text:list text:style-name="L1">
        <text:list-item>
          <text:p text:style-name="P1"><text:span text:style-name="Strong_20_Emphasis">Pakiet dystrybucyjny Ansible</text:span> zawierający:</text:p>
          <text:list>
            <text:list-item>
              <text:p text:style-name="P1">Role</text:p>
            </text:list-item>
            <text:list-item>
              <text:p text:style-name="P1">Playbooki</text:p>
            </text:list-item>
            <text:list-item>
              <text:p text:style-name="P1">Moduły</text:p>
            </text:list-item>
            <text:list-item>
              <text:p text:style-name="P1">Pluginy (lookup, callback, connection, filter, action)</text:p>
            </text:list-item>
            <text:list-item>
              <text:p text:style-name="P1">Dokumentację i testy</text:p>
            </text:list-item>
          </text:list>
        </text:list-item>
      </text:list>
      <text:p text:style-name="Text_20_body">✅ <text:span text:style-name="Strong_20_Emphasis">Główne cechy:</text:span></text:p>
      <text:list text:style-name="L2">
        <text:list-item>
          <text:p text:style-name="P2">Ma strukturę namespace/collection_name, np. <text:span text:style-name="Source_20_Text">community.general</text:span>.</text:p>
        </text:list-item>
        <text:list-item>
          <text:p text:style-name="P2">Instalowana za pomocą:</text:p>
        </text:list-item>
      </text:list>
      <text:p text:style-name="Standard">ansible-galaxy collection install community.general<text:line-break/></text:p>
      <text:p text:style-name="Standard"/>
      <text:list text:style-name="L3">
        <text:list-item>
          <text:p text:style-name="P3">Umożliwia organizację i dystrybucję dużych zestawów funkcji i zasobów Ansible jako <text:span text:style-name="Strong_20_Emphasis">jednostki logicznej</text:span>.</text:p>
        </text:list-item>
      </text:list>
      <text:p text:style-name="Text_20_body">✅ <text:span text:style-name="Strong_20_Emphasis">Przykład użycia:</text:span></text:p>
      <text:p text:style-name="Standard">- hosts: all<text:line-break/> tasks:<text:line-break/> - name: Użycie modułu z kolekcji community.general<text:line-break/> community.general.ping</text:p>
      <text:p text:style-name="Standard"/>
      <text:p text:style-name="Standard"/>
      <text:h text:style-name="Heading_20_3" text:outline-level="3"><text:span text:style-name="Strong_20_Emphasis">2. Playbook</text:span></text:h>
      <text:p text:style-name="Text_20_body">✅ <text:span text:style-name="Strong_20_Emphasis">Co to jest?</text:span></text:p>
      <text:list text:style-name="L4">
        <text:list-item>
          <text:p text:style-name="P4"><text:span text:style-name="Strong_20_Emphasis">Pojedynczy plik YAML</text:span> definiujący <text:span text:style-name="Strong_20_Emphasis">zestaw zadań do wykonania</text:span> na określonych hostach.</text:p>
        </text:list-item>
      </text:list>
      <text:p text:style-name="Text_20_body">✅ <text:span text:style-name="Strong_20_Emphasis">Główne cechy:</text:span></text:p>
      <text:list text:style-name="L5">
        <text:list-item>
          <text:p text:style-name="P5">Zawiera:</text:p>
          <text:list>
            <text:list-item>
              <text:p text:style-name="P5">Hosts (do kogo skierowane)</text:p>
            </text:list-item>
            <text:list-item>
              <text:p text:style-name="P5">Tasks (co robić)</text:p>
            </text:list-item>
            <text:list-item>
              <text:p text:style-name="P5">Opcjonalnie: roles, vars_files, handlers, includes</text:p>
            </text:list-item>
          </text:list>
        </text:list-item>
        <text:list-item>
          <text:p text:style-name="P5">Nie zawiera modułów ani pluginów – używa tych z Ansible lub kolekcji.</text:p>
        </text:list-item>
      </text:list>
      <text:p text:style-name="Text_20_body">✅ <text:span text:style-name="Strong_20_Emphasis">Przykład:</text:span></text:p>
      <text:p text:style-name="Standard">- hosts: webservers<text:line-break/> tasks:<text:line-break/> - name: Instalacja Apache<text:line-break/><text:soft-page-break/> <text:s text:c="5"/>yum:<text:line-break/> <text:s text:c="7"/>name: httpd<text:line-break/> <text:s text:c="7"/>state: present</text:p>
      <text:p text:style-name="Standard"/>
      <text:h text:style-name="Heading_20_3" text:outline-level="3"><text:span text:style-name="Strong_20_Emphasis">3. Porównanie bezpośrednie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<text:span text:style-name="Strong_20_Emphasis">Cecha</text:span></text:p>
            </table:table-cell>
            <table:table-cell table:style-name="Tabela1.A1" office:value-type="string">
              <text:p text:style-name="Table_20_Heading"><text:span text:style-name="Strong_20_Emphasis">Collection</text:span></text:p>
            </table:table-cell>
            <table:table-cell table:style-name="Tabela1.A1" office:value-type="string">
              <text:p text:style-name="Table_20_Heading"><text:span text:style-name="Strong_20_Emphasis">Playbook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Typ</text:span></text:p>
          </table:table-cell>
          <table:table-cell table:style-name="Tabela1.A1" office:value-type="string">
            <text:p text:style-name="Table_20_Contents">Pakiet (bundle) zawierający role, playbooki, moduły, pluginy</text:p>
          </table:table-cell>
          <table:table-cell table:style-name="Tabela1.A1" office:value-type="string">
            <text:p text:style-name="Table_20_Contents">Plik YAML definiujący zestaw zadań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Zawartość</text:span></text:p>
          </table:table-cell>
          <table:table-cell table:style-name="Tabela1.A1" office:value-type="string">
            <text:p text:style-name="Table_20_Contents">Role, moduły, pluginy, playbooki, docs</text:p>
          </table:table-cell>
          <table:table-cell table:style-name="Tabela1.A1" office:value-type="string">
            <text:p text:style-name="Table_20_Contents">Tasks, vars, roles, handler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ystrybucja</text:span></text:p>
          </table:table-cell>
          <table:table-cell table:style-name="Tabela1.A1" office:value-type="string">
            <text:p text:style-name="Table_20_Contents">Galaxy / lokalna</text:p>
          </table:table-cell>
          <table:table-cell table:style-name="Tabela1.A1" office:value-type="string">
            <text:p text:style-name="Table_20_Contents">Lokalny plik w repozytorium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el</text:span></text:p>
          </table:table-cell>
          <table:table-cell table:style-name="Tabela1.A1" office:value-type="string">
            <text:p text:style-name="Table_20_Contents">Organizacja i publikacja zasobów Ansible</text:p>
          </table:table-cell>
          <table:table-cell table:style-name="Tabela1.A1" office:value-type="string">
            <text:p text:style-name="Table_20_Contents">Wykonanie konkretnych zadań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Użycie</text:span></text:p>
          </table:table-cell>
          <table:table-cell table:style-name="Tabela1.A1" office:value-type="string">
            <text:p text:style-name="Table_20_Contents">Import modułów/pluginów/rol z kolekcji w playbooku</text:p>
          </table:table-cell>
          <table:table-cell table:style-name="Tabela1.A1" office:value-type="string">
            <text:p text:style-name="Table_20_Contents">Uruchamiany przez <text:span text:style-name="Source_20_Text">ansible-playbook</text:span></text:p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4. Najważniejsza różnica</text:span></text:h>
      <text:p text:style-name="Text_20_body">✅ <text:span text:style-name="Strong_20_Emphasis">Collection</text:span> to <text:span text:style-name="Strong_20_Emphasis">pakiet funkcji i zasobów Ansible</text:span>.<text:line-break/>✅ <text:span text:style-name="Strong_20_Emphasis">Playbook</text:span> to <text:span text:style-name="Strong_20_Emphasis">plan wykonania działań</text:span>, często wykorzystujący role lub moduły z kolekcj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6T21:17:16.308000000</meta:creation-date>
    <dc:date>2025-07-06T21:18:29.671000000</dc:date>
    <meta:editing-duration>PT1M13S</meta:editing-duration>
    <meta:editing-cycles>1</meta:editing-cycles>
    <meta:document-statistic meta:table-count="1" meta:image-count="0" meta:object-count="0" meta:page-count="2" meta:paragraph-count="47" meta:word-count="220" meta:character-count="1559" meta:non-whitespace-character-count="1372"/>
    <meta:generator>LibreOffice/24.2.2.2$Windows_X86_64 LibreOffice_project/d56cc158d8a96260b836f100ef4b4ef25d6f1a01</meta:generator>
  </office:meta>
</office:document-meta>
</file>